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E00000103CD86611B46977F19.png" manifest:media-type="image/png"/>
  <manifest:file-entry manifest:full-path="Pictures/10000000000005740000023CE66873F3D79607A5.png" manifest:media-type="image/png"/>
  <manifest:file-entry manifest:full-path="Pictures/100000000000007100000082117809B2F24639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ource Sans Pro" fo:font-size="12pt" fo:background-color="transparent" style:font-size-asian="12pt" style:font-size-complex="12pt"/>
    </style:style>
    <style:style style:name="T1" style:family="text">
      <style:text-properties style:font-name="Source Sans Pro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784cm" svg:x="1cm" svg:y="10.957cm">
          <draw:image xlink:href="Pictures/10000000000005740000023CE66873F3D79607A5.png" xlink:type="simple" xlink:show="embed" xlink:actuate="onLoad">
            <text:p/>
          </draw:image>
        </draw:frame>
        <draw:custom-shape draw:style-name="gr2" draw:text-style-name="P3" draw:layer="layout" svg:width="0.5cm" svg:height="0.5cm" svg:x="1.852cm" svg:y="17.916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2cm" svg:y="17.916cm">
          <text:p text:style-name="P2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652cm" svg:y="17.91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568cm" svg:y="17.916cm">
          <text:p text:style-name="P2"><text:span text:style-name="T1">1</text:span><text:span text:style-name="T1">.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652cm" svg:y="17.91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477cm" svg:y="17.91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577cm" svg:y="17.916cm">
          <text:p text:style-name="P2"><text:span text:style-name="T1">1.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377cm" svg:y="17.916cm">
          <text:p text:style-name="P2"><text:span text:style-name="T1">2.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377cm" svg:y="17.91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29cm" svg:y="17.916cm">
          <text:p text:style-name="P2"><text:span text:style-name="T1">3.</text:span><text:span text:style-name="T1">5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92cm" svg:height="0.796cm" svg:x="9.077cm" svg:y="17.945cm">
          <draw:image xlink:href="Pictures/100000000000007100000082117809B2F24639C2.png" xlink:type="simple" xlink:show="embed" xlink:actuate="onLoad">
            <text:p/>
          </draw:image>
        </draw:frame>
        <draw:custom-shape draw:style-name="gr2" draw:text-style-name="P3" draw:layer="layout" svg:width="0.5cm" svg:height="0.5cm" svg:x="11.352cm" svg:y="17.916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2.252cm" svg:y="17.916cm">
          <text:p text:style-name="P2"><text:span text:style-name="T1">0</text:span><text:span text:style-name="T1">.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3.152cm" svg:y="17.91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4.068cm" svg:y="17.916cm">
          <text:p text:style-name="P2"><text:span text:style-name="T1">1</text:span><text:span text:style-name="T1">.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3.152cm" svg:y="17.91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4.977cm" svg:y="17.91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4.077cm" svg:y="17.916cm">
          <text:p text:style-name="P2"><text:span text:style-name="T1">1.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5.877cm" svg:y="17.916cm">
          <text:p text:style-name="P2"><text:span text:style-name="T1">2.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6.877cm" svg:y="17.91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7.729cm" svg:y="17.916cm">
          <text:p text:style-name="P2"><text:span text:style-name="T1">3.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7.34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6.84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6.84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6.344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5.807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5.271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4.735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4.216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3.671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3.153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2.625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2.071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.577cm" svg:y="11.571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573cm" svg:height="1.35cm" svg:x="1.027cm" svg:y="11.45cm">
          <draw:image xlink:href="Pictures/100000000000006E00000103CD86611B46977F19.png" xlink:type="simple" xlink:show="embed" xlink:actuate="onLoad">
            <text:p/>
          </draw:image>
        </draw:frame>
        <draw:custom-shape draw:style-name="gr2" draw:text-style-name="P3" draw:layer="layout" svg:width="0.5cm" svg:height="0.5cm" svg:x="11.078cm" svg:y="17.34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6.84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6.84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6.345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5.808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5.272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4.736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4.21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3.672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3.154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2.626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2.072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078cm" svg:y="11.572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573cm" svg:height="1.35cm" svg:x="10.528cm" svg:y="11.451cm">
          <draw:image xlink:href="Pictures/100000000000006E00000103CD86611B46977F19.png" xlink:type="simple" xlink:show="embed" xlink:actuate="onLoad">
            <text:p/>
          </draw:image>
        </draw:frame>
        <draw:frame draw:style-name="gr1" draw:text-style-name="P1" draw:layer="layout" svg:width="0.692cm" svg:height="0.796cm" svg:x="18.477cm" svg:y="17.945cm">
          <draw:image xlink:href="Pictures/100000000000007100000082117809B2F24639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8T14:27:29.465212468</dc:date>
    <meta:editing-duration>PT17M10S</meta:editing-duration>
    <meta:editing-cycles>4</meta:editing-cycles>
    <meta:generator>LibreOffice/5.4.7.2$Linux_X86_64 LibreOffice_project/40$Build-2</meta:generator>
    <meta:document-statistic meta:object-count="51"/>
  </office:meta>
</office:document-meta>
</file>